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9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erchantCompani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erchantCompan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Name </text:p>
          </table:table-cell>
          <table:table-cell office:value-type="string">
            <text:p>Type </text:p>
          </table:table-cell>
          <table:table-cell office:value-type="string">
            <text:p>Allegiance </text:p>
          </table:table-cell>
          <table:table-cell office:value-type="string">
            <text:p>Home Port </text:p>
          </table:table-cell>
          <table:table-cell table:number-columns-repeated="252"/>
        </table:table-row>
        <table:table-row table:style-name="ro1">
          <table:table-cell office:value-type="string">
            <text:p>Tlasayerlahel </text:p>
          </table:table-cell>
          <table:table-cell office:value-type="string">
            <text:p>megacorporation </text:p>
          </table:table-cell>
          <table:table-cell office:value-type="string">
            <text:p>Asian </text:p>
          </table:table-cell>
          <table:table-cell office:value-type="string">
            <text:p>Kusyu </text:p>
          </table:table-cell>
          <table:table-cell table:number-columns-repeated="252"/>
        </table:table-row>
        <table:table-row table:style-name="ro1">
          <table:table-cell office:value-type="string">
            <text:p>Reastirlao </text:p>
          </table:table-cell>
          <table:table-cell office:value-type="string">
            <text:p>megacorporation </text:p>
          </table:table-cell>
          <table:table-cell office:value-type="string">
            <text:p>Asian </text:p>
          </table:table-cell>
          <table:table-cell office:value-type="string">
            <text:p>Htyaaeirl </text:p>
          </table:table-cell>
          <table:table-cell table:number-columns-repeated="252"/>
        </table:table-row>
        <table:table-row table:style-name="ro1">
          <table:table-cell office:value-type="string">
            <text:p>Khu Su'ikh </text:p>
          </table:table-cell>
          <table:table-cell office:value-type="string">
            <text:p>sector-wide </text:p>
          </table:table-cell>
          <table:table-cell office:value-type="string">
            <text:p>Asian </text:p>
          </table:table-cell>
          <table:table-cell office:value-type="string">
            <text:p>Wahtoikoeakh </text:p>
          </table:table-cell>
          <table:table-cell table:number-columns-repeated="252"/>
        </table:table-row>
        <table:table-row table:style-name="ro1">
          <table:table-cell office:value-type="string">
            <text:p>Hkal Eakh </text:p>
          </table:table-cell>
          <table:table-cell office:value-type="string">
            <text:p>subsector-wide </text:p>
          </table:table-cell>
          <table:table-cell office:value-type="string">
            <text:p>Asian </text:p>
          </table:table-cell>
          <table:table-cell office:value-type="string">
            <text:p>Hla'ei </text:p>
          </table:table-cell>
          <table:table-cell table:number-columns-repeated="252"/>
        </table:table-row>
        <table:table-row table:style-name="ro1">
          <table:table-cell office:value-type="string">
            <text:p>Tyeyo Fteahrao Yolr </text:p>
          </table:table-cell>
          <table:table-cell office:value-type="string">
            <text:p>interface </text:p>
          </table:table-cell>
          <table:table-cell office:value-type="string">
            <text:p>Asian </text:p>
          </table:table-cell>
          <table:table-cell office:value-type="string">
            <text:p>Kusyu </text:p>
          </table:table-cell>
          <table:table-cell table:number-columns-repeated="252"/>
        </table:table-row>
        <table:table-row table:style-name="ro1">
          <table:table-cell office:value-type="string">
            <text:p>Dhoylezhokka </text:p>
          </table:table-cell>
          <table:table-cell office:value-type="string">
            <text:p>interface </text:p>
          </table:table-cell>
          <table:table-cell office:value-type="string">
            <text:p>Droyne </text:p>
          </table:table-cell>
          <table:table-cell office:value-type="string">
            <text:p>Mulyosh </text:p>
          </table:table-cell>
          <table:table-cell table:number-columns-repeated="252"/>
        </table:table-row>
        <table:table-row table:style-name="ro1">
          <table:table-cell office:value-type="string">
            <text:p>Thyo Supud </text:p>
          </table:table-cell>
          <table:table-cell office:value-type="string">
            <text:p>free trader </text:p>
          </table:table-cell>
          <table:table-cell office:value-type="string">
            <text:p>Droyne </text:p>
          </table:table-cell>
          <table:table-cell office:value-type="string">
            <text:p>Binges </text:p>
          </table:table-cell>
          <table:table-cell table:number-columns-repeated="252"/>
        </table:table-row>
        <table:table-row table:style-name="ro1">
          <table:table-cell office:value-type="string">
            <text:p>Star Patterns Trading </text:p>
          </table:table-cell>
          <table:table-cell office:value-type="string">
            <text:p>megacorporation </text:p>
          </table:table-cell>
          <table:table-cell office:value-type="string">
            <text:p>Hiver </text:p>
          </table:table-cell>
          <table:table-cell office:value-type="string">
            <text:p>Erest </text:p>
          </table:table-cell>
          <table:table-cell table:number-columns-repeated="252"/>
        </table:table-row>
        <table:table-row table:style-name="ro1">
          <table:table-cell office:value-type="string">
            <text:p>Ling Standard Products </text:p>
          </table:table-cell>
          <table:table-cell office:value-type="string">
            <text:p>megacorporation </text:p>
          </table:table-cell>
          <table:table-cell office:value-type="string">
            <text:p>Imperial </text:p>
          </table:table-cell>
          <table:table-cell office:value-type="string">
            <text:p>Capital </text:p>
          </table:table-cell>
          <table:table-cell table:number-columns-repeated="252"/>
        </table:table-row>
        <table:table-row table:style-name="ro1">
          <table:table-cell office:value-type="string">
            <text:p>Makhidkarun </text:p>
          </table:table-cell>
          <table:table-cell office:value-type="string">
            <text:p>megacorporation </text:p>
          </table:table-cell>
          <table:table-cell office:value-type="string">
            <text:p>Imperial </text:p>
          </table:table-cell>
          <table:table-cell office:value-type="string">
            <text:p>Viand </text:p>
          </table:table-cell>
          <table:table-cell table:number-columns-repeated="252"/>
        </table:table-row>
        <table:table-row table:style-name="ro1">
          <table:table-cell office:value-type="string">
            <text:p>Naasirka </text:p>
          </table:table-cell>
          <table:table-cell office:value-type="string">
            <text:p>megacorporation </text:p>
          </table:table-cell>
          <table:table-cell office:value-type="string">
            <text:p>Imperial </text:p>
          </table:table-cell>
          <table:table-cell office:value-type="string">
            <text:p>Tauri </text:p>
          </table:table-cell>
          <table:table-cell table:number-columns-repeated="252"/>
        </table:table-row>
        <table:table-row table:style-name="ro1">
          <table:table-cell office:value-type="string">
            <text:p>Sharurshid </text:p>
          </table:table-cell>
          <table:table-cell office:value-type="string">
            <text:p>megacorporation </text:p>
          </table:table-cell>
          <table:table-cell office:value-type="string">
            <text:p>Imperial </text:p>
          </table:table-cell>
          <table:table-cell office:value-type="string">
            <text:p>Viand </text:p>
          </table:table-cell>
          <table:table-cell table:number-columns-repeated="252"/>
        </table:table-row>
        <table:table-row table:style-name="ro1">
          <table:table-cell office:value-type="string">
            <text:p>Tukera Lines </text:p>
          </table:table-cell>
          <table:table-cell office:value-type="string">
            <text:p>megacorporation </text:p>
          </table:table-cell>
          <table:table-cell office:value-type="string">
            <text:p>Imperial </text:p>
          </table:table-cell>
          <table:table-cell office:value-type="string">
            <text:p>Capital </text:p>
          </table:table-cell>
          <table:table-cell table:number-columns-repeated="252"/>
        </table:table-row>
        <table:table-row table:style-name="ro1">
          <table:table-cell office:value-type="string">
            <text:p>Al Morai </text:p>
          </table:table-cell>
          <table:table-cell office:value-type="string">
            <text:p>sector-wide </text:p>
          </table:table-cell>
          <table:table-cell office:value-type="string">
            <text:p>Imperial </text:p>
          </table:table-cell>
          <table:table-cell office:value-type="string">
            <text:p>Mora </text:p>
          </table:table-cell>
          <table:table-cell table:number-columns-repeated="252"/>
        </table:table-row>
        <table:table-row table:style-name="ro1">
          <table:table-cell office:value-type="string">
            <text:p>Sinzarmes </text:p>
          </table:table-cell>
          <table:table-cell office:value-type="string">
            <text:p>subsector-wide </text:p>
          </table:table-cell>
          <table:table-cell office:value-type="string">
            <text:p>Imperial </text:p>
          </table:table-cell>
          <table:table-cell office:value-type="string">
            <text:p>Efate </text:p>
          </table:table-cell>
          <table:table-cell table:number-columns-repeated="252"/>
        </table:table-row>
        <table:table-row table:style-name="ro1">
          <table:table-cell office:value-type="string">
            <text:p>Oberlindes Lines </text:p>
          </table:table-cell>
          <table:table-cell office:value-type="string">
            <text:p>interface </text:p>
          </table:table-cell>
          <table:table-cell office:value-type="string">
            <text:p>Imperial </text:p>
          </table:table-cell>
          <table:table-cell office:value-type="string">
            <text:p>Regina </text:p>
          </table:table-cell>
          <table:table-cell table:number-columns-repeated="252"/>
        </table:table-row>
        <table:table-row table:style-name="ro1">
          <table:table-cell office:value-type="string">
            <text:p>DTP </text:p>
          </table:table-cell>
          <table:table-cell office:value-type="string">
            <text:p>fledgling </text:p>
          </table:table-cell>
          <table:table-cell office:value-type="string">
            <text:p>Imperial </text:p>
          </table:table-cell>
          <table:table-cell office:value-type="string">
            <text:p>Uayke </text:p>
          </table:table-cell>
          <table:table-cell table:number-columns-repeated="252"/>
        </table:table-row>
        <table:table-row table:style-name="ro1">
          <table:table-cell office:value-type="string">
            <text:p>Jamison Factors </text:p>
          </table:table-cell>
          <table:table-cell office:value-type="string">
            <text:p>free trader </text:p>
          </table:table-cell>
          <table:table-cell office:value-type="string">
            <text:p>Imperial </text:p>
          </table:table-cell>
          <table:table-cell office:value-type="string">
            <text:p>Viand </text:p>
          </table:table-cell>
          <table:table-cell table:number-columns-repeated="252"/>
        </table:table-row>
        <table:table-row table:style-name="ro1">
          <table:table-cell office:value-type="string">
            <text:p>Rrlkrmiixk </text:p>
          </table:table-cell>
          <table:table-cell office:value-type="string">
            <text:p>interface </text:p>
          </table:table-cell>
          <table:table-cell office:value-type="string">
            <text:p>K'kree </text:p>
          </table:table-cell>
          <table:table-cell office:value-type="string">
            <text:p>Kirur </text:p>
          </table:table-cell>
          <table:table-cell table:number-columns-repeated="252"/>
        </table:table-row>
        <table:table-row table:style-name="ro1">
          <table:table-cell office:value-type="string">
            <text:p>Bee Kriirr Dung </text:p>
          </table:table-cell>
          <table:table-cell office:value-type="string">
            <text:p>free trader </text:p>
          </table:table-cell>
          <table:table-cell office:value-type="string">
            <text:p>K'kree </text:p>
          </table:table-cell>
          <table:table-cell office:value-type="string">
            <text:p>X'kug Ghung </text:p>
          </table:table-cell>
          <table:table-cell table:number-columns-repeated="252"/>
        </table:table-row>
        <table:table-row table:style-name="ro1">
          <table:table-cell office:value-type="string">
            <text:p>Transstar </text:p>
          </table:table-cell>
          <table:table-cell office:value-type="string">
            <text:p>megacorporation </text:p>
          </table:table-cell>
          <table:table-cell office:value-type="string">
            <text:p>Solomani </text:p>
          </table:table-cell>
          <table:table-cell office:value-type="string">
            <text:p>Terra </text:p>
          </table:table-cell>
          <table:table-cell table:number-columns-repeated="252"/>
        </table:table-row>
        <table:table-row table:style-name="ro1">
          <table:table-cell office:value-type="string">
            <text:p>Solar Shipping </text:p>
          </table:table-cell>
          <table:table-cell office:value-type="string">
            <text:p>sector-wide </text:p>
          </table:table-cell>
          <table:table-cell office:value-type="string">
            <text:p>Solomani </text:p>
          </table:table-cell>
          <table:table-cell office:value-type="string">
            <text:p>Terra </text:p>
          </table:table-cell>
          <table:table-cell table:number-columns-repeated="252"/>
        </table:table-row>
        <table:table-row table:style-name="ro1">
          <table:table-cell office:value-type="string">
            <text:p>Solomani Shipping </text:p>
          </table:table-cell>
          <table:table-cell office:value-type="string">
            <text:p>sector-wide </text:p>
          </table:table-cell>
          <table:table-cell office:value-type="string">
            <text:p>Solomani </text:p>
          </table:table-cell>
          <table:table-cell office:value-type="string">
            <text:p>Teucer </text:p>
          </table:table-cell>
          <table:table-cell table:number-columns-repeated="252"/>
        </table:table-row>
        <table:table-row table:style-name="ro1">
          <table:table-cell office:value-type="string">
            <text:p>Saxe Transport </text:p>
          </table:table-cell>
          <table:table-cell office:value-type="string">
            <text:p>sector-wide </text:p>
          </table:table-cell>
          <table:table-cell office:value-type="string">
            <text:p>Solomani </text:p>
          </table:table-cell>
          <table:table-cell office:value-type="string">
            <text:p>Saxe </text:p>
          </table:table-cell>
          <table:table-cell table:number-columns-repeated="252"/>
        </table:table-row>
        <table:table-row table:style-name="ro1">
          <table:table-cell office:value-type="string">
            <text:p>Crown Lines </text:p>
          </table:table-cell>
          <table:table-cell office:value-type="string">
            <text:p>subsector-wide </text:p>
          </table:table-cell>
          <table:table-cell office:value-type="string">
            <text:p>Solomani </text:p>
          </table:table-cell>
          <table:table-cell office:value-type="string">
            <text:p>Thetis </text:p>
          </table:table-cell>
          <table:table-cell table:number-columns-repeated="252"/>
        </table:table-row>
        <table:table-row table:style-name="ro1">
          <table:table-cell office:value-type="string">
            <text:p>Gvaeknoks </text:p>
          </table:table-cell>
          <table:table-cell office:value-type="string">
            <text:p>sector-wide </text:p>
          </table:table-cell>
          <table:table-cell office:value-type="string">
            <text:p>Vargr </text:p>
          </table:table-cell>
          <table:table-cell office:value-type="string">
            <text:p>Kfolaell </text:p>
          </table:table-cell>
          <table:table-cell table:number-columns-repeated="252"/>
        </table:table-row>
        <table:table-row table:style-name="ro1">
          <table:table-cell office:value-type="string">
            <text:p>Rraegnaell Oukh </text:p>
          </table:table-cell>
          <table:table-cell office:value-type="string">
            <text:p>interface </text:p>
          </table:table-cell>
          <table:table-cell office:value-type="string">
            <text:p>Vargr </text:p>
          </table:table-cell>
          <table:table-cell office:value-type="string">
            <text:p>Dhaengae </text:p>
          </table:table-cell>
          <table:table-cell table:number-columns-repeated="252"/>
        </table:table-row>
        <table:table-row table:style-name="ro1">
          <table:table-cell office:value-type="string">
            <text:p>Enksoe Aloz </text:p>
          </table:table-cell>
          <table:table-cell office:value-type="string">
            <text:p>fledgling </text:p>
          </table:table-cell>
          <table:table-cell office:value-type="string">
            <text:p>Vargr </text:p>
          </table:table-cell>
          <table:table-cell office:value-type="string">
            <text:p>Kedzudh </text:p>
          </table:table-cell>
          <table:table-cell table:number-columns-repeated="252"/>
        </table:table-row>
        <table:table-row table:style-name="ro1">
          <table:table-cell office:value-type="string">
            <text:p>Priantqlovr Drafr </text:p>
          </table:table-cell>
          <table:table-cell office:value-type="string">
            <text:p>megacorporation </text:p>
          </table:table-cell>
          <table:table-cell office:value-type="string">
            <text:p>Zhodani </text:p>
          </table:table-cell>
          <table:table-cell office:value-type="string">
            <text:p>Chronor </text:p>
          </table:table-cell>
          <table:table-cell table:number-columns-repeated="252"/>
        </table:table-row>
        <table:table-row table:style-name="ro1">
          <table:table-cell office:value-type="string">
            <text:p>ladria Vlovl </text:p>
          </table:table-cell>
          <table:table-cell office:value-type="string">
            <text:p>sector-wide </text:p>
          </table:table-cell>
          <table:table-cell office:value-type="string">
            <text:p>Zhodani </text:p>
          </table:table-cell>
          <table:table-cell office:value-type="string">
            <text:p>Tlebria </text:p>
          </table:table-cell>
          <table:table-cell table:number-columns-repeated="252"/>
        </table:table-row>
        <table:table-row table:style-name="ro1">
          <table:table-cell office:value-type="string">
            <text:p>Tharnitia Denus </text:p>
          </table:table-cell>
          <table:table-cell office:value-type="string">
            <text:p>subsector-wide </text:p>
          </table:table-cell>
          <table:table-cell office:value-type="string">
            <text:p>Darrian </text:p>
          </table:table-cell>
          <table:table-cell office:value-type="string">
            <text:p>Mire </text:p>
          </table:table-cell>
          <table:table-cell table:number-columns-repeated="252"/>
        </table:table-row>
        <table:table-row table:style-name="ro1">
          <table:table-cell office:value-type="string">
            <text:p>Frendi Marshikin </text:p>
          </table:table-cell>
          <table:table-cell office:value-type="string">
            <text:p>interface </text:p>
          </table:table-cell>
          <table:table-cell table:number-columns-repeated="2" office:value-type="string">
            <text:p>Darrian </text:p>
          </table:table-cell>
          <table:table-cell table:number-columns-repeated="252"/>
        </table:table-row>
        <table:table-row table:style-name="ro1">
          <table:table-cell office:value-type="string">
            <text:p>Theriani </text:p>
          </table:table-cell>
          <table:table-cell office:value-type="string">
            <text:p>free trader </text:p>
          </table:table-cell>
          <table:table-cell office:value-type="string">
            <text:p>Darrian </text:p>
          </table:table-cell>
          <table:table-cell office:value-type="string">
            <text:p>Zamine </text:p>
          </table:table-cell>
          <table:table-cell table:number-columns-repeated="252"/>
        </table:table-row>
        <table:table-row table:style-name="ro1">
          <table:table-cell office:value-type="string">
            <text:p>Gramstaatsbedrif </text:p>
          </table:table-cell>
          <table:table-cell office:value-type="string">
            <text:p>subsector-wide </text:p>
          </table:table-cell>
          <table:table-cell office:value-type="string">
            <text:p>Sword Worlds </text:p>
          </table:table-cell>
          <table:table-cell office:value-type="string">
            <text:p>Gram </text:p>
          </table:table-cell>
          <table:table-cell table:number-columns-repeated="252"/>
        </table:table-row>
        <table:table-row table:style-name="ro1">
          <table:table-cell office:value-type="string">
            <text:p>Chaperons Blancs </text:p>
          </table:table-cell>
          <table:table-cell office:value-type="string">
            <text:p>interface </text:p>
          </table:table-cell>
          <table:table-cell office:value-type="string">
            <text:p>Sword Worlds </text:p>
          </table:table-cell>
          <table:table-cell office:value-type="string">
            <text:p>Joyeuse </text:p>
          </table:table-cell>
          <table:table-cell table:number-columns-repeated="252"/>
        </table:table-row>
        <table:table-row table:style-name="ro1">
          <table:table-cell office:value-type="string">
            <text:p>Talisman </text:p>
          </table:table-cell>
          <table:table-cell office:value-type="string">
            <text:p>free trader </text:p>
          </table:table-cell>
          <table:table-cell office:value-type="string">
            <text:p>Sword Worlds </text:p>
          </table:table-cell>
          <table:table-cell office:value-type="string">
            <text:p>Biter </text:p>
          </table:table-cell>
          <table:table-cell table:number-columns-repeated="252"/>
        </table:table-row>
        <table:table-row table:style-name="ro1">
          <table:table-cell office:value-type="string">
            <text:p>Ewm Shao Gwi </text:p>
          </table:table-cell>
          <table:table-cell office:value-type="string">
            <text:p>subsector-wide </text:p>
          </table:table-cell>
          <table:table-cell office:value-type="string">
            <text:p>Vegan </text:p>
          </table:table-cell>
          <table:table-cell office:value-type="string">
            <text:p>Muan Issler 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rchantCompanies" style:display-name="PageStyle_MerchantCompan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-IISS</meta:initial-creator>
    <meta:creation-date>2004-08-04T23:56:27</meta:creation-date>
    <dc:creator>Maggot-IISS</dc:creator>
    <dc:date>2004-08-05T00:04:17</dc:date>
    <meta:document-statistic meta:table-count="1" meta:cell-count="152" meta:object-count="0"/>
    <meta:generator>OpenOffice.org/3.4$Win32 OpenOffice.org_project/340m1$Build-9590</meta:generator>
  </office:meta>
</office:document-meta>
</file>